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66pt"/>
    </style:style>
    <style:style style:name="co2" style:family="table-column">
      <style:table-column-properties fo:break-before="auto" style:column-width="193.86pt"/>
    </style:style>
    <style:style style:name="co3" style:family="table-column">
      <style:table-column-properties fo:break-before="auto" style:column-width="242.84pt"/>
    </style:style>
    <style:style style:name="co4" style:family="table-column">
      <style:table-column-properties fo:break-before="auto" style:column-width="217.5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133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69.51pt" fo:break-before="auto" style:use-optimal-row-height="false"/>
    </style:style>
    <style:style style:name="ro4" style:family="table-row">
      <style:table-row-properties style:row-height="112pt" fo:break-before="auto" style:use-optimal-row-height="false"/>
    </style:style>
    <style:style style:name="ro5" style:family="table-row">
      <style:table-row-properties style:row-height="134.5pt" fo:break-before="auto" style:use-optimal-row-height="true"/>
    </style:style>
    <style:style style:name="ro6" style:family="table-row">
      <style:table-row-properties style:row-height="35.01pt" fo:break-before="auto" style:use-optimal-row-height="true"/>
    </style:style>
    <style:style style:name="ro7" style:family="table-row">
      <style:table-row-properties style:row-height="35.8pt" fo:break-before="auto" style:use-optimal-row-height="fals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01pt" fo:break-before="auto" style:use-optimal-row-height="true"/>
    </style:style>
    <style:style style:name="ro10" style:family="table-row">
      <style:table-row-properties style:row-height="13.01pt" fo:break-before="auto" style:use-optimal-row-height="true"/>
    </style:style>
    <style:style style:name="ro11" style:family="table-row">
      <style:table-row-properties style:row-height="68pt" fo:break-before="auto" style:use-optimal-row-height="true"/>
    </style:style>
    <style:style style:name="ro12" style:family="table-row">
      <style:table-row-properties style:row-height="31.29pt" fo:break-before="auto" style:use-optimal-row-height="false"/>
    </style:style>
    <style:style style:name="ro13" style:family="table-row">
      <style:table-row-properties style:row-height="43.26pt" fo:break-before="auto" style:use-optimal-row-height="false"/>
    </style:style>
    <style:style style:name="ro14" style:family="table-row">
      <style:table-row-properties style:row-height="57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ro18" style:family="table-row">
      <style:table-row-properties style:row-height="79pt" fo:break-before="auto" style:use-optimal-row-height="true"/>
    </style:style>
    <style:style style:name="ro19" style:family="table-row">
      <style:table-row-properties style:row-height="178.5pt" fo:break-before="auto" style:use-optimal-row-height="true"/>
    </style:style>
    <style:style style:name="ro20" style:family="table-row">
      <style:table-row-properties style:row-height="90pt" fo:break-before="auto" style:use-optimal-row-height="true"/>
    </style:style>
    <style:style style:name="ro21" style:family="table-row">
      <style:table-row-properties style:row-height="112.51pt" fo:break-before="auto" style:use-optimal-row-height="true"/>
    </style:style>
    <style:style style:name="ro22" style:family="table-row">
      <style:table-row-properties style:row-height="123.51pt" fo:break-before="auto" style:use-optimal-row-height="true"/>
    </style:style>
    <style:style style:name="ro23" style:family="table-row">
      <style:table-row-properties style:row-height="101pt" fo:break-before="auto" style:use-optimal-row-height="true"/>
    </style:style>
    <style:style style:name="ro24" style:family="table-row">
      <style:table-row-properties style:row-height="14.06pt" fo:break-before="auto" style:use-optimal-row-height="true"/>
    </style:style>
    <style:style style:name="ro25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28" style:family="table-cell" style:parent-style-name="Excel_20_Built-in_20_Normal">
      <style:table-cell-properties fo:background-color="#fff200"/>
    </style:style>
    <style:style style:name="ce3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00aaad" fo:border="0.74pt solid #000000"/>
    </style:style>
    <style:style style:name="ce5" style:family="table-cell" style:parent-style-name="Excel_20_Built-in_20_Normal">
      <style:table-cell-properties fo:background-color="#fff200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>
      <style:table-cell-properties fo:background-color="#66ff99" fo:border="0.74pt solid #000000"/>
    </style:style>
    <style:style style:name="ce17" style:family="table-cell" style:parent-style-name="Default">
      <style:table-cell-properties fo:border="0.74pt solid #000000"/>
    </style:style>
    <style:style style:name="ce1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20" style:family="table-cell" style:parent-style-name="Excel_20_Built-in_20_Normal">
      <style:table-cell-properties fo:background-color="#fff200" fo:wrap-option="wrap" fo:border="0.74pt solid #000000"/>
    </style:style>
    <style:style style:name="ce21" style:family="table-cell" style:parent-style-name="Excel_20_Built-in_20_Normal">
      <style:table-cell-properties fo:background-color="#66ff99"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3" style:family="table-cell" style:parent-style-name="Excel_20_Built-in_20_Normal" style:data-style-name="N10000">
      <style:table-cell-properties fo:background-color="#fff200" fo:wrap-option="wrap" fo:border="0.74pt solid #000000"/>
    </style:style>
    <style:style style:name="ce24" style:family="table-cell" style:parent-style-name="Excel_20_Built-in_20_Normal" style:data-style-name="N10000">
      <style:table-cell-properties fo:wrap-option="wrap" fo:border="0.74pt solid #000000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background-color="#fff200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2.01pt double-thin #000000" style:border-line-width-left="0.51pt 0.99pt 0.51pt" style:direction="ltr" fo:border-right="0.74pt solid #000000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74pt solid #000000" fo:background-color="#dddddd" fo:border-left="2.01pt double-thin #000000" style:border-line-width-left="0.51pt 0.99pt 0.51pt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transparent" fo:wrap-option="wrap" fo:border="0.74pt solid #000000"/>
    </style:style>
    <style:style style:name="ce47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transparent" fo:border="0.74pt solid #000000"/>
    </style:style>
    <style:style style:name="ce49" style:family="table-cell" style:parent-style-name="Excel_20_Built-in_20_Normal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double-thin #000000" style:border-line-width-right="0.51pt 0.11pt 0.51pt" style:rotation-angle="0" style:rotation-align="none" style:shrink-to-fit="false" fo:border-top="0.74pt double-thin #000000" style:border-line-width-top="0.51pt 0.11pt 0.51pt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74pt solid #000000" fo:border-left="0.74pt solid #000000" fo:border-right="0.74pt double-thin #000000" style:border-line-width-right="0.51pt 0.11pt 0.51pt" fo:border-top="0.74pt solid #000000"/>
    </style:style>
    <style:style style:name="ce51" style:family="table-cell" style:parent-style-name="Excel_20_Built-in_20_Normal">
      <style:table-cell-properties fo:border-bottom="0.74pt solid #000000" fo:background-color="transparent" fo:border-left="0.74pt solid #000000" fo:border-right="0.74pt double-thin #000000" style:border-line-width-right="0.51pt 0.11pt 0.51pt" fo:border-top="0.74pt solid #000000"/>
    </style:style>
    <style:style style:name="ce37" style:family="table-cell" style:parent-style-name="Default">
      <style:table-cell-properties fo:background-color="transparent"/>
    </style:style>
    <style:style style:name="ce34" style:family="table-cell" style:parent-style-name="Excel_20_Built-in_20_Normal">
      <style:table-cell-properties fo:background-color="transparent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$Sheet2.$A$6])" table:allow-empty-cell="true" table:display-list="unsorted" table:base-cell-address="'Data Retrieval Protocol'.D2"/>
        <table:content-validation table:name="val2" table:condition="of:cell-content-is-in-list([$Sheet2.$B$3:$Sheet2.$B$7])" table:allow-empty-cell="true" table:display-list="unsorted" table:base-cell-address="'Data Retrieval Protocol'.E2"/>
        <table:content-validation table:name="val3" table:condition="of:cell-content-is-in-list([$Sheet2.$C$3:$Sheet2.$C$12])" table:allow-empty-cell="true" table:display-list="unsorted" table:base-cell-address="'Data Retrieval Protocol'.F2"/>
        <table:content-validation table:name="val4" table:condition="of:cell-content-is-in-list([$Sheet2.$E$3:$Sheet2.$E$6])" table:allow-empty-cell="true" table:display-list="unsorted" table:base-cell-address="'Data Retrieval Protocol'.L2"/>
        <table:content-validation table:name="val5" table:condition="of:cell-content-is-in-list([$Sheet2.$D$3:$Sheet2.$D$6])" table:allow-empty-cell="true" table:display-list="unsorted" table:base-cell-address="'Data Retrieval Protocol'.M1"/>
      </table:content-validations>
      <table:table table:name="Data Retrieval 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0"/>
        <table:table-column table:style-name="co4" table:default-cell-style-name="ce10"/>
        <table:table-column table:style-name="co5" table:number-columns-repeated="5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Default"/>
        <table:table-column table:style-name="co5" table:number-columns-repeated="1009" table:default-cell-style-name="Excel_20_Built-in_20_Normal"/>
        <table:table-row table:style-name="ro1">
          <table:table-cell/>
          <table:table-cell table:style-name="ce3" office:value-type="string" calcext:value-type="string">
            <text:p>Feature name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Notes</text:p>
          </table:table-cell>
          <table:table-cell table:style-name="ce3" office:value-type="string" calcext:value-type="string">
            <text:p>Value type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Unique count</text:p>
          </table:table-cell>
          <table:table-cell table:style-name="ce3" office:value-type="string" calcext:value-type="string">
            <text:p>Measure unit</text:p>
          </table:table-cell>
          <table:table-cell table:style-name="ce3" office:value-type="string" calcext:value-type="string">
            <text:p>Conversion facto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utlier treatment</text:p>
          </table:table-cell>
          <table:table-cell table:style-name="ce3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string" calcext:value-type="string">
            <text:p>staff</text:p>
          </table:table-cell>
          <table:table-cell table:style-name="ce19" office:value-type="string" calcext:value-type="string">
            <text:p>cancellation /futurebooking tables field staff</text:p>
          </table:table-cell>
          <table:table-cell table:style-name="ce19" office:value-type="string" calcext:value-type="string">
            <text:p>employee planned to handle the booking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3">
          <table:table-cell office:value-type="string" calcext:value-type="string">
            <text:p>X</text:p>
          </table:table-cell>
          <table:table-cell table:style-name="ce7" office:value-type="string" calcext:value-type="string">
            <text:p>dayofweek</text:p>
          </table:table-cell>
          <table:table-cell table:style-name="ce19" office:value-type="string" calcext:value-type="string">
            <text:p>Cancellation /futurebooking tables <text:s/>date</text:p>
          </table:table-cell>
          <table:table-cell table:style-name="ce19" office:value-type="string" calcext:value-type="string">
            <text:p>day of the week booking date  (even if it was <text:span text:style-name="T1">canceled</text:span>)</text:p>
            <text:p>0  Monday – 7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one appointment is on Monday</text:p>
          </table:table-cell>
          <table:table-cell table:style-name="ce2" table:content-validation-name="val5"/>
          <table:table-cell table:number-columns-repeated="1010"/>
        </table:table-row>
        <table:table-row table:style-name="ro4">
          <table:table-cell table:style-name="ce28"/>
          <table:table-cell table:style-name="ce5" office:value-type="string" calcext:value-type="string">
            <text:p>dayinmonth</text:p>
          </table:table-cell>
          <table:table-cell table:style-name="ce20" office:value-type="string" calcext:value-type="string">
            <text:p>futurebooking <text:s/>tables date</text:p>
          </table:table-cell>
          <table:table-cell table:style-name="ce23" office:value-type="string" calcext:value-type="string">
            <text:p>1 to 31</text:p>
          </table:table-cell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Ratio</text:p>
          </table:table-cell>
          <table:table-cell table:style-name="ce5" table:content-validation-name="val3" office:value-type="string" calcext:value-type="string">
            <text:p>Decimal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5">
          <table:table-cell/>
          <table:table-cell table:style-name="ce7" office:value-type="string" calcext:value-type="string">
            <text:p>time01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Normalized appointment time  between 0 and 1</text:p>
            <text:p>Appointments occur between 8:00 AM to 7:30 PM </text:p>
            <text:p> based on the number of minute since 12:00 AM  </text:p>
            <text:p>8:00 AM  480   → 0</text:p>
            <text:p>12:00 PM 720  → 0.35 </text:p>
            <text:p>04:00 PM 960  → 0.7</text:p>
            <text:p>07:30 PM 1170 → 1</text:p>
            <text:p>Remark: we will need to take into account <text:span text:style-name="T1">canceled</text:span> <text:span text:style-name="T1">appointments</text:span> for which the provided time is null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servicepct</text:p>
          </table:table-cell>
          <table:table-cell table:style-name="ce19" office:value-type="string" calcext:value-type="string">
            <text:p>receipt</text:p>
          </table:table-cell>
          <table:table-cell table:style-name="ce24" office:value-type="string" calcext:value-type="string">
            <text:p>percentage of # receipts with the booking service with an amount &gt;0/ total # receipts over the total period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Ratio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service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COLOR, STYLE, MISC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number of <text:s/>appointments on the same day for the same client 1 to 6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lastmonthproduct</text:p>
          </table:table-cell>
          <table:table-cell table:style-name="ce19" office:value-type="string" calcext:value-type="string">
            <text:p>Receipts – amount <text:s/>linked to a receipt</text:p>
          </table:table-cell>
          <table:table-cell table:style-name="ce19" office:value-type="string" calcext:value-type="string">
            <text:p>0- the customer did not  buy a product in the last rolling month </text:p>
            <text:p>1- the customer bought a paying product (cost &gt;0) in the last rolling month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previousnoshow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previous no show</text:p>
            <text:p>1 - there was once a previous no show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previouslatecancellation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late cancellation a day before appointment</text:p>
            <text:p>1 - there was once a previouslate cancellation before day of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laststaff</text:p>
          </table:table-cell>
          <table:table-cell table:style-name="ce19" office:value-type="string" calcext:value-type="string">
            <text:p>futurebooking staff</text:p>
          </table:table-cell>
          <table:table-cell table:style-name="ce19" office:value-type="string" calcext:value-type="string">
            <text:p>Employee of last effective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changedstaff</text:p>
          </table:table-cell>
          <table:table-cell table:style-name="ce19" office:value-type="string" calcext:value-type="string">
            <text:p>future booking <text:s/>date</text:p>
          </table:table-cell>
          <table:table-cell table:style-name="ce19" office:value-type="string" calcext:value-type="string">
            <text:p>0- Employee of last effective appointment is equal to employee of booking</text:p>
            <text:p>1 – changed employee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newcustomer</text:p>
          </table:table-cell>
          <table:table-cell table:style-name="ce19" office:value-type="string" calcext:value-type="string">
            <text:p>future booking / field date</text:p>
          </table:table-cell>
          <table:table-cell table:style-name="ce25" office:value-type="string" calcext:value-type="string">
            <text:p>Check whether there was a previous effective visit by the customer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monthcancellationflag</text:p>
          </table:table-cell>
          <table:table-cell table:style-name="ce19" office:value-type="string" calcext:value-type="string">
            <text:p>Engeneered Cancellation / canceldate</text:p>
          </table:table-cell>
          <table:table-cell table:style-name="ce25" office:value-type="string" calcext:value-type="string">
            <text:p>0- no previous cancellation in the last rolling month for the customer</text:p>
            <text:p>1- previous cancellation occurred in the last rolling month (event if cancellation is for a future appointment but the cancellation date is a day before the appointment date)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6" office:value-type="string" calcext:value-type="string">
            <text:p>noshowflag</text:p>
          </table:table-cell>
          <table:table-cell table:style-name="ce21" office:value-type="string" calcext:value-type="string">
            <text:p>futurebooking and cancellations</text:p>
          </table:table-cell>
          <table:table-cell table:style-name="ce21" office:value-type="string" calcext:value-type="string">
            <text:p>0 – visit occurred</text:p>
            <text:p>1- noshow [includes late cancellation on the same day] </text:p>
          </table:table-cell>
          <table:table-cell table:style-name="ce16" table:content-validation-name="val1" office:value-type="string" calcext:value-type="string">
            <text:p>Categorical</text:p>
          </table:table-cell>
          <table:table-cell table:style-name="ce16" table:content-validation-name="val2" office:value-type="string" calcext:value-type="string">
            <text:p>Nominal</text:p>
          </table:table-cell>
          <table:table-cell table:style-name="ce16" table:content-validation-name="val3" office:value-type="string" calcext:value-type="string">
            <text:p>Boolea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6" table:content-validation-name="val4"/>
          <table:table-cell table:style-name="ce16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deltadays</text:p>
          </table:table-cell>
          <table:table-cell table:style-name="ce17" office:value-type="string" calcext:value-type="string">
            <text:p>futurebooking/cancellation/noshow <text:s/>based on date and whether the appointment resulted in a noshow</text:p>
          </table:table-cell>
          <table:table-cell table:style-name="ce19" office:value-type="string" calcext:value-type="string">
            <text:p>#number of days since last effectiv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2">
          <table:table-cell/>
          <table:table-cell table:style-name="ce2" office:value-type="string" calcext:value-type="string">
            <text:p>monthappointments</text:p>
          </table:table-cell>
          <table:table-cell table:style-name="ce17" office:value-type="string" calcext:value-type="string">
            <text:p>based on futurebooking</text:p>
          </table:table-cell>
          <table:table-cell table:style-name="ce19" office:value-type="string" calcext:value-type="string">
            <text:p>number of effective appointments in the p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bills</text:p>
          </table:table-cell>
          <table:table-cell table:style-name="ce17" office:value-type="string" calcext:value-type="string">
            <text:p>Receipts engeneered – amount</text:p>
          </table:table-cell>
          <table:table-cell table:style-name="ce19" office:value-type="string" calcext:value-type="string">
            <text:p>Total receipts paid in last rolling month by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color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rolling month on services of type colo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style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month on services of type styl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productamt</text:p>
          </table:table-cell>
          <table:table-cell table:style-name="ce17" office:value-type="string" calcext:value-type="string">
            <text:p>Receipts engeneered – amount &amp; description (product)</text:p>
          </table:table-cell>
          <table:table-cell table:style-name="ce19" office:value-type="string" calcext:value-type="string">
            <text:p>total receipts paid last month on produc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17" office:value-type="string" calcext:value-type="string">
            <text:p>monthrefundamt</text:p>
          </table:table-cell>
          <table:table-cell table:style-name="ce17" office:value-type="string" calcext:value-type="string">
            <text:p>Receipts engeneered – amount </text:p>
          </table:table-cell>
          <table:table-cell table:style-name="ce19" office:value-type="string" calcext:value-type="string">
            <text:p>number of refunds/promotions over past month (all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7" office:value-type="string" calcext:value-type="string">
            <text:p>month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cancellations in last rolling month (excl. late cancellations) even for futur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monthlate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cancellations done one business day before the appointment <text:s/>day during the last rolling month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3">
          <table:table-cell/>
          <table:table-cell table:style-name="ce2" office:value-type="string" calcext:value-type="string">
            <text:p>month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previous no shows or cancellations done on the day of appointment on the l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4">
          <table:table-cell/>
          <table:table-cell table:style-name="ce2" office:value-type="string" calcext:value-type="string">
            <text:p>lastday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noshow booking  </text:p>
            <text:p>0 no previous noshow</text:p>
            <text:p>1  Monday</text:p>
            <text:p>6 Saturday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timenoshow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noshow</text:p>
            <text:p>Normalization between 0 and 1 of the number of minute since 12:00 AM</text:p>
            <text:p>-1 no previous no-show  </text:p>
            <text:p>8:00 AM  480   → 0</text:p>
            <text:p>07:30 PM 1170 → 1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/>
          <table:table-cell table:style-name="ce2" office:value-type="string" calcext:value-type="string">
            <text:p>minutes</text:p>
          </table:table-cell>
          <table:table-cell table:style-name="ce2" table:number-columns-repeated="3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apptdayofweek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effective booking  </text:p>
            <text:p>0 there was no booking prior (e.g. first time customer)</text:p>
            <text:p>1  Monday</text:p>
            <text:p>6 Saturday</text:p>
            <text:p>No appointment on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 table:style-name="ce28"/>
          <table:table-cell table:style-name="ce5" office:value-type="string" calcext:value-type="string">
            <text:p>lastapptdayinmonth</text:p>
          </table:table-cell>
          <table:table-cell table:style-name="ce20" office:value-type="string" calcext:value-type="string">
            <text:p>engeneered</text:p>
          </table:table-cell>
          <table:table-cell table:style-name="ce20"/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Nominal</text:p>
          </table:table-cell>
          <table:table-cell table:style-name="ce5" table:content-validation-name="val3" office:value-type="string" calcext:value-type="string">
            <text:p>Integer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9">
          <table:table-cell/>
          <table:table-cell table:style-name="ce2" office:value-type="string" calcext:value-type="string">
            <text:p>lastvisit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effective booking  </text:p>
            <text:p><text:span text:style-name="T2">Normalized appointment time  between 0 and 1</text:span></text:p>
            <text:p><text:span text:style-name="T2">Appointments occur between 8:00 AM to 7:30 PM</text:span>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taff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ervic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category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t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yinweek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hou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 office:value-type="string" calcext:value-type="string">
            <text:p>X</text:p>
          </table:table-cell>
          <table:table-cell table:style-name="ce2" office:value-type="string" calcext:value-type="string">
            <text:p>newcustome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previousnoshow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mutipleapp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deltaday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categor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taff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late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30dreg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vis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bill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color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style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product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17" office:value-type="string" calcext:value-type="string">
            <text:p>activebundlepromo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90productbuye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noshowhourda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table:style-name="Default" office:value-type="string" calcext:value-type="string">
            <text:p>svcke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table:style-name="ce11" office:value-type="string" calcext:value-type="string">
            <text:p>lastsvckey 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949">
          <table:table-cell table:number-columns-repeated="4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104756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Data Retrieval Protocol Hair Salon" table:style-name="ta1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ce10"/>
        <table:table-column table:style-name="co4" table:default-cell-style-name="ce10"/>
        <table:table-column table:style-name="co5" table:number-columns-repeated="5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Default"/>
        <table:table-column table:style-name="co5" table:number-columns-repeated="1009" table:default-cell-style-name="Excel_20_Built-in_20_Normal"/>
        <table:table-row table:style-name="ro1">
          <table:table-cell table:style-name="ce39" office:value-type="string" calcext:value-type="string">
            <text:p>Feature name</text:p>
          </table:table-cell>
          <table:table-cell table:style-name="ce45" office:value-type="string" calcext:value-type="string">
            <text:p>Source</text:p>
          </table:table-cell>
          <table:table-cell table:style-name="ce45" office:value-type="string" calcext:value-type="string">
            <text:p>Notes</text:p>
          </table:table-cell>
          <table:table-cell table:style-name="ce47" office:value-type="string" calcext:value-type="string">
            <text:p>Value type</text:p>
          </table:table-cell>
          <table:table-cell table:style-name="ce47" office:value-type="string" calcext:value-type="string">
            <text:p>Scale</text:p>
          </table:table-cell>
          <table:table-cell table:style-name="ce47" office:value-type="string" calcext:value-type="string">
            <text:p>Data type</text:p>
          </table:table-cell>
          <table:table-cell table:style-name="ce47" office:value-type="string" calcext:value-type="string">
            <text:p>Unique count</text:p>
          </table:table-cell>
          <table:table-cell table:style-name="ce47" office:value-type="string" calcext:value-type="string">
            <text:p>Measure unit</text:p>
          </table:table-cell>
          <table:table-cell table:style-name="ce47" office:value-type="string" calcext:value-type="string">
            <text:p>Conversion factor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ax</text:p>
          </table:table-cell>
          <table:table-cell table:style-name="ce47" office:value-type="string" calcext:value-type="string">
            <text:p>Outlier treatment</text:p>
          </table:table-cell>
          <table:table-cell table:style-name="ce49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table:style-name="ce40" office:value-type="string" calcext:value-type="string">
            <text:p>staff</text:p>
          </table:table-cell>
          <table:table-cell table:style-name="ce19" office:value-type="string" calcext:value-type="string">
            <text:p>cancellation /futurebooking tables field staff</text:p>
          </table:table-cell>
          <table:table-cell table:style-name="ce19" office:value-type="string" calcext:value-type="string">
            <text:p>employee planned to handle the booking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8">
          <table:table-cell table:style-name="ce40" office:value-type="string" calcext:value-type="string">
            <text:p>laststaff</text:p>
          </table:table-cell>
          <table:table-cell table:style-name="ce19"/>
          <table:table-cell table:style-name="ce19" office:value-type="string" calcext:value-type="string">
            <text:p>*If on the last effective appointment date of the customer, the booked employee also handled the customer then laststaff=staff</text:p>
            <text:p>*otherwise the last staff employee will be the employee that handled the latest appointment of the customer on the last effective appointment date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7">
          <table:table-cell table:style-name="ce40" office:value-type="string" calcext:value-type="string">
            <text:p>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Category associated with ordered services (services table)</text:p>
            <text:p>COLOR, STYLE, MISC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8">
          <table:table-cell table:style-name="ce40" office:value-type="string" calcext:value-type="string">
            <text:p>last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*If on the last effective appointment date, the customer also booked the same service  the customer last category = category</text:p>
            <text:p>*otherwise the last staff employee will be the employee that handled the latest appointment of the customer on the last effective appointment date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noshowflag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visit occurred</text:p>
            <text:p>1- noshow [includes noshow and late cancellation on the same day]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content-validation-name="val4"/>
          <table:table-cell table:style-name="ce51" table:content-validation-name="val5"/>
          <table:table-cell table:style-name="ce37"/>
          <table:table-cell table:style-name="ce34" table:number-columns-repeated="1009"/>
        </table:table-row>
        <table:table-row table:style-name="ro14">
          <table:table-cell table:style-name="ce40" office:value-type="string" calcext:value-type="string">
            <text:p>newcustomer</text:p>
          </table:table-cell>
          <table:table-cell table:style-name="ce19" office:value-type="string" calcext:value-type="string">
            <text:p>future booking/noshow /cancellation / field date</text:p>
          </table:table-cell>
          <table:table-cell table:style-name="ce25" office:value-type="string" calcext:value-type="string">
            <text:p>Check whether there was either a previous effective visit by the customer or a noshow or same day cancellation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8">
          <table:table-cell table:style-name="ce40" office:value-type="string" calcext:value-type="string">
            <text:p>deltadays</text:p>
          </table:table-cell>
          <table:table-cell table:style-name="Default" office:value-type="string" calcext:value-type="string">
            <text:p>future booking field date</text:p>
          </table:table-cell>
          <table:table-cell table:style-name="ce19" office:value-type="string" calcext:value-type="string">
            <text:p>number of calendar days for a given customer since his/her last effective appointment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content-validation-name="val4"/>
          <table:table-cell table:style-name="ce50" table:content-validation-name="val5" office:value-type="string" calcext:value-type="string">
            <text:p>N/A</text:p>
          </table:table-cell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visit</text:p>
          </table:table-cell>
          <table:table-cell table:style-name="Default" office:value-type="string" calcext:value-type="string">
            <text:p>future booking </text:p>
          </table:table-cell>
          <table:table-cell table:style-name="ce19" office:value-type="string" calcext:value-type="string">
            <text:p>number of different days in the last 30 calendar days where the customer had an effective appointment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9">
          <table:table-cell table:style-name="ce40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Indicates <text:span text:style-name="T1">whether</text:span> multiple appointments were booked for the same customer on the same day</text:p>
            <text:p>1- in the below cases </text:p>
            <text:p>**if the appointment is an effective appointment and there is at least  another effective appointment  on the same day</text:p>
            <text:p> **if the appointment is of type noshow and there is another noshow on the same day</text:p>
            <text:p> **if the appointment is of type late cancellation (today’s) and there is another latecancellation (late cancellation) on the same day</text:p>
            <text:p>0- otherwise for the type of the appointment  noshow , late cancellation or effective appointment appears only once for this customer on the date in the booking table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previous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0 – no previous no show was recorded for the same customer  in its entire history</text:p>
            <text:p>1-a previous no show was recorded for the same customer 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content-validation-name="val4"/>
          <table:table-cell table:style-name="ce51" table:content-validation-name="val5"/>
          <table:table-cell table:style-name="ce37"/>
          <table:table-cell table:style-name="ce34" table:number-columns-repeated="1009"/>
        </table:table-row>
        <table:table-row table:style-name="ro6">
          <table:table-cell table:style-name="ce40" office:value-type="string" calcext:value-type="string">
            <text:p>last30dnoshow</text:p>
          </table:table-cell>
          <table:table-cell table:style-name="ce36" office:value-type="string" calcext:value-type="string">
            <text:p>Futurebooking / no show and cancellations</text:p>
          </table:table-cell>
          <table:table-cell table:style-name="ce36" office:value-type="string" calcext:value-type="string">
            <text:p>number of days in the last 30 calendar days where a no show or last day cancellation occurred for this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35" table:number-columns-repeated="3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content-validation-name="val4"/>
          <table:table-cell table:style-name="ce51" table:content-validation-name="val5"/>
          <table:table-cell table:style-name="ce37"/>
          <table:table-cell table:style-name="ce34" table:number-columns-repeated="1009"/>
        </table:table-row>
        <table:table-row table:style-name="ro6">
          <table:table-cell table:style-name="ce40" office:value-type="string" calcext:value-type="string">
            <text:p>last30dbillam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in the last 30 calendar days (includes discounts receipts with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469" calcext:value-type="float">
            <text:p>469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colo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COLOR in the last 30 calendar days (excludes disc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style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services of type STYLE in the last 30 calendar days (excludes disc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last30dproduct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otal amount of receipts issued for this customer for retail products <text:s/>in the last 30 calendar days (excludes disc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4"/>
          <table:table-cell table:style-name="ce2" office:value-type="float" office:value="224.1" calcext:value-type="float">
            <text:p>224.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8">
          <table:table-cell table:style-name="ce40" office:value-type="string" calcext:value-type="string">
            <text:p>last90dproductbuyer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Has this customer bought a product in the last 90 calendar days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0">
          <table:table-cell table:style-name="ce40" office:value-type="string" calcext:value-type="string">
            <text:p>activebundlepromo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There is a service called “Blow dry bundle 5+1” where the customer pays for 5 blow dies and get one free. This indicator might refer to a loyal customer. It is checked by verifying how times the customer did a dry blow since since he bought the bundle promotion</text:p>
            <text:p>0 the customer has no active bundle</text:p>
            <text:p>1 the customer has an active bundle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1">
          <table:table-cell table:style-name="ce40" office:value-type="string" calcext:value-type="string">
            <text:p>last30dlate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calendar days number of days where the customer canceled an appointment on the <text:span text:style-name="T3">business</text:span> day eve of an appointment  [all days except Monday are business days, holidays in Ontario in 2018 where collected manually on the internet 3 days for the period]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last30dregcancel</text:p>
          </table:table-cell>
          <table:table-cell table:style-name="ce19" office:value-type="string" calcext:value-type="string">
            <text:p>cancellation</text:p>
          </table:table-cell>
          <table:table-cell table:style-name="ce19" office:value-type="string" calcext:value-type="string">
            <text:p>in the last 30 <text:span text:style-name="T3">calendar</text:span> days number of days where the customer canceled an appointment two (or more) <text:span text:style-name="T3">business</text:span> days before the appointment day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0">
          <table:table-cell table:style-name="ce40" office:value-type="string" calcext:value-type="string">
            <text:p>svcavg</text:p>
          </table:table-cell>
          <table:table-cell table:style-name="ce19" office:value-type="string" calcext:value-type="string">
            <text:p>receipt</text:p>
          </table:table-cell>
          <table:table-cell table:style-name="ce19" office:value-type="string" calcext:value-type="string">
            <text:p>average price of ordered servic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0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1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2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3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1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4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17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8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5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10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11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12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13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14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15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16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9.0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1">
          <table:table-cell table:style-name="ce40" office:value-type="string" calcext:value-type="string">
            <text:p>x0_day-6.0 hour-nan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*0 - the appointment did not take place in the day/hour combination mentioned in the predictor variable name</text:p>
            <text:p><text:span text:style-name="T2">*1 - the appointment took place in the day/hour combination mentioned in the predictor variable name</text:span></text:p>
            <text:p><text:span text:style-name="T2">Day =[0 Monday 1 Tuesday .. 6 Sunday]</text:span></text:p>
            <text:p><text:span text:style-name="T2">Hour [8..19] nan means hour was not provided is found for a cancellation done on the appointment day   </text:span>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6">
          <table:table-cell table:style-name="ce40" office:value-type="string" calcext:value-type="string">
            <text:p>x1_NA</text:p>
          </table:table-cell>
          <table:table-cell table:style-name="ce19" office:value-type="string" calcext:value-type="string">
            <text:p>future booking </text:p>
          </table:table-cell>
          <table:table-cell table:style-name="ce19" office:value-type="string" calcext:value-type="string">
            <text:p><text:span text:style-name="T2"/></text:p>
            <text:p><text:span text:style-name="T2">0 means there was a previous noshow,</text:span></text:p>
            <text:p><text:span text:style-name="T2">1  there was no previous noshow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10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11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15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17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18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19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8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1.0 hour-nan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2.0 hour-10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2.0 hour-11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2.0 hour-12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2.0 hour-16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2.0 hour-17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2.0 hour-nan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3.0 hour-10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3.0 hour-11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3.0 hour-16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3.0 hour-17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3.0 hour-nan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4.0 hour-10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4.0 hour-16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4.0 hour-17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4.0 hour-9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4.0 hour-nan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5.0 hour-12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5.0 hour-15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5.0 hour-9.0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5.0 hour-nan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2">
          <table:table-cell table:style-name="ce40" office:value-type="string" calcext:value-type="string">
            <text:p>x1_day-6.0 hour-nan</text:p>
          </table:table-cell>
          <table:table-cell table:style-name="ce19"/>
          <table:table-cell table:style-name="ce19" office:value-type="string" calcext:value-type="string">
            <text:p>*0 - the last noshow did not take place in the day/hour combination mentioned in the predictor variable name</text:p>
            <text:p><text:span text:style-name="T2">*1 - the last noshow took place in the day/hour combination mentioned in the predictor variable name</text:span></text:p>
            <text:p><text:span text:style-name="T2">Day =[0 Monday 1 Tuesday .. 6 Sunday]</text:span></text:p>
            <text:p><text:span text:style-name="T2">Hour [8..19]  or Nan means hour was not provided. It is  is found for a noshow of type  cancellation done on the appointment day</text:span></text:p>
            <text:p><text:span text:style-name="T2">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9">
          <table:table-cell table:style-name="ce40" office:value-type="string" calcext:value-type="string">
            <text:p>x2_NA</text:p>
          </table:table-cell>
          <table:table-cell table:style-name="ce19"/>
          <table:table-cell table:style-name="ce19" office:value-type="string" calcext:value-type="string">
            <text:p><text:span text:style-name="T2"/></text:p>
            <text:p><text:span text:style-name="T2">0 means there was a previous appointment,</text:span></text:p>
            <text:p><text:span text:style-name="T2">1  there was no previous effective appointment   </text:span>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0.0 hour-11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0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1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2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3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4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5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6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7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1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1.0 hour-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0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1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2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3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4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5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6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7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1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2.0 hour-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0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1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2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3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4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5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6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7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1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3.0 hour-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0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1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2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3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4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5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6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7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1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4.0 hour-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10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11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12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13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14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15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16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8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5.0 hour-9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6.0 hour-10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6.0 hour-11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6.0 hour-12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6.0 hour-13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6.0 hour-14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6.0 hour-15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23">
          <table:table-cell table:style-name="ce40" office:value-type="string" calcext:value-type="string">
            <text:p>x2_day-6.0 hour-16.0</text:p>
          </table:table-cell>
          <table:table-cell table:style-name="ce19"/>
          <table:table-cell table:style-name="ce19" office:value-type="string" calcext:value-type="string">
            <text:p>*0 - the last effective appointment did not take place in the day/hour combination mentioned in the predictor variable name </text:p>
            <text:p>*1 - the last effective appointment took place in the day/hour combination mentioned in the predictor variable name Day =[0 Monday 1 Tuesday .. 6 Sunday] Hour [8..19]  or Nan means hour was not provided is found for a cancellation done on the appointment day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3_COLOR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3_MIS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3_STYLE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4_COLOR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4_MIS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4_NA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4_STYLE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AL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AL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AS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BAL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CAMO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CO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DPB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F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HLFH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HLFH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HLHH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HLHH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HLPH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HLPL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MT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ON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T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CTU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FRI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MIS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BD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BD5+1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DUD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HC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HCM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HCW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MARTBOND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SMO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5_TRE 1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AL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CAMO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DPB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F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HLFH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HLPHC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HLPL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MT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ON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T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CTU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NA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SBD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SBD5+1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SDUD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SHCM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SHCW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6_TRE 1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7_BECKY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7_HOUSE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7_JJ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7_JOANNE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7_KELLY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7_SINEAD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7_TANYA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BECKY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HOUSE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JJ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JOANNE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KELLY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NA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SINEAD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5">
          <table:table-cell table:style-name="ce40" office:value-type="string" calcext:value-type="string">
            <text:p>x8_TANYA</text:p>
          </table:table-cell>
          <table:table-cell table:style-name="ce19" table:number-columns-repeated="2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50" table:content-validation-name="val5"/>
          <table:table-cell table:number-columns-repeated="1010"/>
        </table:table-row>
        <table:table-row table:style-name="ro16" table:number-rows-repeated="71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1047549">
          <table:table-cell table:number-columns-repeated="1023"/>
        </table:table-row>
        <table:table-row table:style-name="ro17" table:number-rows-repeated="56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6">
          <table:table-cell table:number-columns-repeated="1024"/>
        </table:table-row>
        <table:table-row table:style-name="ro24">
          <table:table-cell table:style-name="ce41" office:value-type="string" calcext:value-type="string">
            <text:p>Value Type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Data type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Outlier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Categorical</text:p>
          </table:table-cell>
          <table:table-cell table:style-name="ce44" office:value-type="string" calcext:value-type="string">
            <text:p>Nominal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NULL</text:p>
          </table:table-cell>
          <table:table-cell table:style-name="ce42" office:value-type="string" calcext:value-type="string">
            <text:p>Leave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Numeric</text:p>
          </table:table-cell>
          <table:table-cell table:style-name="ce44" office:value-type="string" calcext:value-type="string">
            <text:p>Ordinal</text:p>
          </table:table-cell>
          <table:table-cell table:style-name="ce42" office:value-type="string" calcext:value-type="string">
            <text:p>Varchar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Null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Date</text:p>
          </table:table-cell>
          <table:table-cell table:style-name="ce44" office:value-type="string" calcext:value-type="string">
            <text:p>Interv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lank</text:p>
          </table:table-cell>
          <table:table-cell table:style-name="ce42" office:value-type="string" calcext:value-type="string">
            <text:p>Truncate</text:p>
          </table:table-cell>
          <table:table-cell table:number-columns-repeated="1019"/>
        </table:table-row>
        <table:table-row table:style-name="ro24">
          <table:table-cell table:style-name="ce42" office:value-type="string" calcext:value-type="string">
            <text:p>Time</text:p>
          </table:table-cell>
          <table:table-cell table:style-name="ce44" office:value-type="string" calcext:value-type="string">
            <text:p>Ratio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Space</text:p>
          </table:table-cell>
          <table:table-cell table:style-name="ce42" office:value-type="string" calcext:value-type="string">
            <text:p>Categorize</text:p>
          </table:table-cell>
          <table:table-cell table:number-columns-repeated="1019"/>
        </table:table-row>
        <table:table-row table:style-name="ro24">
          <table:table-cell/>
          <table:table-cell table:style-name="ce44" office:value-type="string" calcext:value-type="string">
            <text:p>Time-series</text:p>
          </table:table-cell>
          <table:table-cell table:style-name="ce42" office:value-type="string" calcext:value-type="string">
            <text:p>Decimal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Boolean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DateTime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Date</text:p>
          </table:table-cell>
          <table:table-cell table:number-columns-repeated="1021"/>
        </table:table-row>
        <table:table-row table:style-name="ro24">
          <table:table-cell table:number-columns-repeated="2"/>
          <table:table-cell table:style-name="ce42" office:value-type="string" calcext:value-type="string">
            <text:p>Time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25">
          <table:table-cell table:style-name="ce43" table:number-columns-repeated="5"/>
          <table:table-cell table:number-columns-repeated="1019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0:41:29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14:23:42.586000000</dc:date>
    <meta:generator>LibreOffice/6.0.7.3$Windows_X86_64 LibreOffice_project/dc89aa7a9eabfd848af146d5086077aeed2ae4a5</meta:generator>
    <meta:editing-duration>P6DT13H53M7S</meta:editing-duration>
    <meta:editing-cycles>78</meta:editing-cycles>
    <meta:document-statistic meta:table-count="3" meta:cell-count="1642" meta:object-count="0"/>
  </office:meta>
</office:document-meta>
</file>